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1" style:family="text">
      <style:text-properties style:text-position="super 5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here are bases named after members of the Confederate army.</text:p>
      <text:p text:style-name="Standard">In 1896, the supreme court heard the case involving a Louisiana railroad company. The railroad company was required under state law to segregate blacks and whites into different railroad cars. It ruled in favor of the company, because 'as long as they are “equal”, it does not matter if they are separate'.</text:p>
      <text:p text:style-name="Standard">But we all know that the conditions are never equal. The section for African Americans is always given less care.</text:p>
      <text:p text:style-name="Standard">Tom Sugrue – Origins</text:p>
      <text:p text:style-name="Standard">Urban Crisis</text:p>
      <text:p text:style-name="Standard">Found that black workers in Detroit were always the last hired and the first fired. And that it gives them poor credit, worsening living conditions.</text:p>
      <text:p text:style-name="Standard"/>
      <text:p text:style-name="Standard">During the civil war, the 37<text:span text:style-name="T1">th</text:span> congress laid the groundwork for (…) of the United States.</text:p>
      <text:p text:style-name="Standard">There were a number of laws passed by the 37<text:span text:style-name="T1">th</text:span> congress.</text:p>
      <text:p text:style-name="Standard">The first is the Legal Tender Act.</text:p>
      <text:p text:style-name="Standard">Separate banks issued their own paper notes.</text:p>
      <text:p text:style-name="Standard">Authorized the treasury to issue paper notes, valued at face value everywhere in the US.</text:p>
      <text:p text:style-name="Standard"/>
      <text:p text:style-name="Standard">Internal revenue Act.</text:p>
      <text:p text:style-name="Standard">Created a number of new taxes placed on luxury goods to increase revenue for the government.</text:p>
      <text:p text:style-name="Standard">(The government used this revenue to defeat the south, to increase infrastructure)</text:p>
      <text:p text:style-name="Standard"/>
      <text:p text:style-name="Standard">Land Grant Act</text:p>
      <text:p text:style-name="Standard">Established federal support for agricultural education.</text:p>
      <text:p text:style-name="Standard">Creates farmer schools.</text:p>
      <text:p text:style-name="Standard"/>
      <text:p text:style-name="Standard">Pacific Railroad Act</text:p>
      <text:p text:style-name="Standard">(Listen to lecture, around 15-20 minutes in)</text:p>
      <text:p text:style-name="Standard"/>
      <text:p text:style-name="Standard">Homestead Act</text:p>
      <text:p text:style-name="Standard">Promised 160 acres, a homestead, to any settler that would occupy and improve it. And after 5 years the federal government would give you ownership of that land for free.</text:p>
      <text:p text:style-name="Standard"/>
      <text:p text:style-name="Standard"/>
      <text:p text:style-name="Standard">American revolution in industries</text:p>
      <text:p text:style-name="Standard"/>
      <text:p text:style-name="Standard">Heavy industrial revolution</text:p>
      <text:p text:style-name="Standard"/>
      <text:p text:style-name="Standard">J.P. Morgan – War profiteer</text:p>
      <text:p text:style-name="Standard">A war profiteer takes advantage of wars and profits off of it.</text:p>
      <text:p text:style-name="Standard">J.P. Morgan paid to get out of the draft.</text:p>
      <text:p text:style-name="Standard">J.P. Morgan extorted the government by buying guns for $11 each, “flipped” them, and sold them back to the government for $20 each.</text:p>
      <text:p text:style-name="Standard">In 1865, J.P. Morgan (… at 25-30 minutes)</text:p>
      <text:p text:style-name="Standard"/>
      <text:p text:style-name="Standard">The control of finance/money is what matters.</text:p>
      <text:p text:style-name="Standard">J.P. Morgan had control over several large banks all over the country.</text:p>
      <text:p text:style-name="Standard"><text:soft-page-break/>Introduction of unregulated capitalism in the United States (… at 33-38 minutes)</text:p>
      <text:p text:style-name="Standard">Who's going to protect the public interes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bottom="0.1965in"/>
      </style:header-styl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Header"><text:creation-date style:data-style-name="N37">02/07/18</text:creation-dat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imothy Cayer</meta:initial-creator>
    <meta:creation-date>2018-02-07T13:59:21.14</meta:creation-date>
    <meta:generator>OpenOffice/4.1.3$Win32 OpenOffice.org_project/413m1$Build-9783</meta:generator>
    <dc:date>2018-05-10T14:43:25.85</dc:date>
    <dc:creator>Timothy Cayer</dc:creator>
    <meta:editing-duration>PT2H6M27S</meta:editing-duration>
    <meta:editing-cycles>12</meta:editing-cycles>
    <meta:document-statistic meta:table-count="0" meta:image-count="0" meta:object-count="0" meta:page-count="2" meta:paragraph-count="33" meta:word-count="357" meta:character-count="2112"/>
  </office:meta>
</office:document-meta>
</file>